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17.6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ff6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order-bottom="0.74pt solid #000000" fo:background-color="#ffff6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 style:data-style-name="N11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mm"/>
    </style:style>
    <style:style style:name="ce11" style:family="table-cell" style:parent-style-name="Default" style:data-style-name="N0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11"/>
        <table:table-row table:style-name="ro1" table:number-rows-repeated="3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graphe</text:p>
          </table:table-cell>
          <table:table-cell table:style-name="ce1" office:value-type="string" calcext:value-type="string" table:number-columns-spanned="1" table:number-rows-spanned="2">
            <text:p>nombre sommet</text:p>
          </table:table-cell>
          <table:table-cell table:style-name="ce1" office:value-type="string" calcext:value-type="string" table:number-columns-spanned="1" table:number-rows-spanned="2">
            <text:p>nombre d'arc</text:p>
          </table:table-cell>
          <table:table-cell table:style-name="ce1" office:value-type="string" calcext:value-type="string" table:number-columns-spanned="1" table:number-rows-spanned="2">
            <text:p>nombre maximum d'arc</text:p>
          </table:table-cell>
          <table:table-cell table:style-name="ce1" office:value-type="string" calcext:value-type="string" table:number-columns-spanned="1" table:number-rows-spanned="2">
            <text:p>Densité (nb arc / nb arc max)</text:p>
          </table:table-cell>
          <table:table-cell table:style-name="ce1" office:value-type="string" calcext:value-type="string" table:number-columns-spanned="2" table:number-rows-spanned="1">
            <text:p>moyenne de temps d'execution de l'algo sur 2000 itérations en ms (calculé à partir du temps processeur)</text:p>
          </table:table-cell>
          <table:covered-table-cell table:style-name="ce1"/>
          <table:table-cell table:style-name="ce8" office:value-type="string" calcext:value-type="string" table:number-columns-spanned="1" table:number-rows-spanned="2">
            <text:p>temps d'execution en pourcentage du plus lent</text:p>
          </table:table-cell>
          <table:table-cell table:style-name="ce8" office:value-type="string" calcext:value-type="string">
            <text:p>Rapport performance / densité</text:p>
          </table:table-cell>
        </table:table-row>
        <table:table-row table:style-name="ro3">
          <table:table-cell/>
          <table:covered-table-cell table:number-columns-repeated="5" table:style-name="ce2"/>
          <table:table-cell table:style-name="ce2" office:value-type="string" calcext:value-type="string">
            <text:p>variante : choisir tête de liste</text:p>
          </table:table-cell>
          <table:table-cell table:style-name="ce2" office:value-type="string" calcext:value-type="string">
            <text:p>variante : choisir sommet avec l'etiquette de coût minimum</text:p>
          </table:table-cell>
          <table:covered-table-cell table:style-name="ce9"/>
          <table:table-cell table:style-name="ce9"/>
        </table:table-row>
        <table:table-row table:style-name="ro4">
          <table:table-cell/>
          <table:table-cell office:value-type="string" calcext:value-type="string">
            <text:p>data_VRPTW_10.gpr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formula="of:=ROUND([.D6]/[.E6];3)" office:value-type="percentage" office:value="0.218" calcext:value-type="percentage">
            <text:p>21,80%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946" calcext:value-type="float">
            <text:p>0,00946</text:p>
          </table:table-cell>
          <table:table-cell table:formula="of:=[.G6]/MAX([.$G$6:.$G$14])" office:value-type="percentage" office:value="0.000446162998215348" calcext:value-type="percentage">
            <text:p>0,04%</text:p>
          </table:table-cell>
          <table:table-cell table:formula="of:=ROUND([.G6]/[.F6];4)" office:value-type="float" office:value="0.0413" calcext:value-type="float">
            <text:p>0,0413</text:p>
          </table:table-cell>
        </table:table-row>
        <table:table-row table:style-name="ro5">
          <table:table-cell/>
          <table:table-cell office:value-type="string" calcext:value-type="string">
            <text:p>data_VRPTW_10_3_2_4.gpr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formula="of:=ROUND([.D7]/[.E7];3)" office:value-type="percentage" office:value="0.218" calcext:value-type="percentage">
            <text:p>21,80%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9525" calcext:value-type="float">
            <text:p>0,009525</text:p>
          </table:table-cell>
          <table:table-cell table:formula="of:=[.G7]/MAX([.$G$6:.$G$14])" office:value-type="percentage" office:value="0.000446162998215348" calcext:value-type="percentage">
            <text:p>0,04%</text:p>
          </table:table-cell>
          <table:table-cell table:formula="of:=ROUND([.G7]/[.F7];4)" office:value-type="float" office:value="0.0413" calcext:value-type="float">
            <text:p>0,0413</text:p>
          </table:table-cell>
        </table:table-row>
        <table:table-row table:style-name="ro5">
          <table:table-cell/>
          <table:table-cell table:style-name="ce4" office:value-type="string" calcext:value-type="string">
            <text:p>data_VRPTW_10_5_5_3.gp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65" calcext:value-type="float">
            <text:p>165</text:p>
          </table:table-cell>
          <table:table-cell table:style-name="ce7" table:formula="of:=ROUND([.D8]/[.E8];3)" office:value-type="percentage" office:value="0.23" calcext:value-type="percentage">
            <text:p>23,00%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ormat incorrect</text:p>
          </table:table-cell>
          <table:table-cell table:number-columns-repeated="2" office:value-type="string" calcext:value-type="string">
            <text:p>format incorrect</text:p>
          </table:table-cell>
        </table:table-row>
        <table:table-row table:style-name="ro4">
          <table:table-cell/>
          <table:table-cell office:value-type="string" calcext:value-type="string">
            <text:p>data_VRPTW_20.gpr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30" calcext:value-type="float">
            <text:p>1330</text:p>
          </table:table-cell>
          <table:table-cell table:formula="of:=ROUND([.D9]/[.E9];3)" office:value-type="percentage" office:value="0.092" calcext:value-type="percentage">
            <text:p>9,20%</text:p>
          </table:table-cell>
          <table:table-cell office:value-type="float" office:value="0.09" calcext:value-type="float">
            <text:p>0,09</text:p>
          </table:table-cell>
          <table:table-cell office:value-type="float" office:value="0.118" calcext:value-type="float">
            <text:p>0,118</text:p>
          </table:table-cell>
          <table:table-cell table:formula="of:=[.G9]/MAX([.$G$6:.$G$14])" office:value-type="percentage" office:value="0.00446162998215348" calcext:value-type="percentage">
            <text:p>0,45%</text:p>
          </table:table-cell>
          <table:table-cell table:formula="of:=ROUND([.G9]/[.F9];4)" office:value-type="float" office:value="0.9783" calcext:value-type="float">
            <text:p>0,9783</text:p>
          </table:table-cell>
        </table:table-row>
        <table:table-row table:style-name="ro5">
          <table:table-cell/>
          <table:table-cell office:value-type="string" calcext:value-type="string">
            <text:p>data_VRPTW_50_10_10_15.gpr</text:p>
          </table:table-cell>
          <table:table-cell office:value-type="float" office:value="50" calcext:value-type="float">
            <text:p>50</text:p>
          </table:table-cell>
          <table:table-cell office:value-type="float" office:value="1086" calcext:value-type="float">
            <text:p>1086</text:p>
          </table:table-cell>
          <table:table-cell office:value-type="float" office:value="20825" calcext:value-type="float">
            <text:p>20825</text:p>
          </table:table-cell>
          <table:table-cell table:formula="of:=ROUND([.D10]/[.E10];3)" office:value-type="percentage" office:value="0.052" calcext:value-type="percentage">
            <text:p>5,20%</text:p>
          </table:table-cell>
          <table:table-cell office:value-type="float" office:value="4.309" calcext:value-type="float">
            <text:p>4,309</text:p>
          </table:table-cell>
          <table:table-cell office:value-type="float" office:value="4.853" calcext:value-type="float">
            <text:p>4,853</text:p>
          </table:table-cell>
          <table:table-cell table:formula="of:=[.G10]/MAX([.$G$6:.$G$14])" office:value-type="percentage" office:value="0.213612928812215" calcext:value-type="percentage">
            <text:p>21,36%</text:p>
          </table:table-cell>
          <table:table-cell table:formula="of:=ROUND([.G10]/[.F10];4)" office:value-type="float" office:value="82.8654" calcext:value-type="float">
            <text:p>82,8654</text:p>
          </table:table-cell>
        </table:table-row>
        <table:table-row table:style-name="ro5">
          <table:table-cell/>
          <table:table-cell office:value-type="string" calcext:value-type="string">
            <text:p>data_VRPTW_100_10_5_9.gpr</text:p>
          </table:table-cell>
          <table:table-cell office:value-type="float" office:value="100" calcext:value-type="float">
            <text:p>100</text:p>
          </table:table-cell>
          <table:table-cell office:value-type="float" office:value="1694" calcext:value-type="float">
            <text:p>1694</text:p>
          </table:table-cell>
          <table:table-cell office:value-type="float" office:value="166650" calcext:value-type="float">
            <text:p>166650</text:p>
          </table:table-cell>
          <table:table-cell table:formula="of:=ROUND([.D11]/[.E11];3)" office:value-type="percentage" office:value="0.01" calcext:value-type="percentage">
            <text:p>1,00%</text:p>
          </table:table-cell>
          <table:table-cell office:value-type="float" office:value="4.0055" calcext:value-type="float">
            <text:p>4,0055</text:p>
          </table:table-cell>
          <table:table-cell office:value-type="float" office:value="4.272" calcext:value-type="float">
            <text:p>4,272</text:p>
          </table:table-cell>
          <table:table-cell table:formula="of:=[.G11]/MAX([.$G$6:.$G$14])" office:value-type="percentage" office:value="0.198567321039064" calcext:value-type="percentage">
            <text:p>19,86%</text:p>
          </table:table-cell>
          <table:table-cell table:formula="of:=ROUND([.G11]/[.F11];4)" office:value-type="float" office:value="400.55" calcext:value-type="float">
            <text:p>400,55</text:p>
          </table:table-cell>
        </table:table-row>
        <table:table-row table:style-name="ro5">
          <table:table-cell/>
          <table:table-cell office:value-type="string" calcext:value-type="string">
            <text:p>data_VRPTW_120_8_7_11.gpr</text:p>
          </table:table-cell>
          <table:table-cell office:value-type="float" office:value="120" calcext:value-type="float">
            <text:p>120</text:p>
          </table:table-cell>
          <table:table-cell office:value-type="float" office:value="2316" calcext:value-type="float">
            <text:p>2316</text:p>
          </table:table-cell>
          <table:table-cell office:value-type="float" office:value="287980" calcext:value-type="float">
            <text:p>287980</text:p>
          </table:table-cell>
          <table:table-cell table:formula="of:=ROUND([.D12]/[.E12];3)" office:value-type="percentage" office:value="0.008" calcext:value-type="percentage">
            <text:p>0,80%</text:p>
          </table:table-cell>
          <table:table-cell office:value-type="float" office:value="9.0155" calcext:value-type="float">
            <text:p>9,0155</text:p>
          </table:table-cell>
          <table:table-cell office:value-type="float" office:value="10.128" calcext:value-type="float">
            <text:p>10,128</text:p>
          </table:table-cell>
          <table:table-cell table:formula="of:=[.G12]/MAX([.$G$6:.$G$14])" office:value-type="percentage" office:value="0.446931390045608" calcext:value-type="percentage">
            <text:p>44,69%</text:p>
          </table:table-cell>
          <table:table-cell table:formula="of:=ROUND([.G12]/[.F12];4)" office:value-type="float" office:value="1126.9375" calcext:value-type="float">
            <text:p>1126,9375</text:p>
          </table:table-cell>
        </table:table-row>
        <table:table-row table:style-name="ro5">
          <table:table-cell/>
          <table:table-cell office:value-type="string" calcext:value-type="string">
            <text:p>data_VRPTW_140_8_7_11.gpr</text:p>
          </table:table-cell>
          <table:table-cell office:value-type="float" office:value="140" calcext:value-type="float">
            <text:p>140</text:p>
          </table:table-cell>
          <table:table-cell office:value-type="float" office:value="2907" calcext:value-type="float">
            <text:p>2907</text:p>
          </table:table-cell>
          <table:table-cell office:value-type="float" office:value="457310" calcext:value-type="float">
            <text:p>457310</text:p>
          </table:table-cell>
          <table:table-cell table:formula="of:=ROUND([.D13]/[.E13];3)" office:value-type="percentage" office:value="0.006" calcext:value-type="percentage">
            <text:p>0,60%</text:p>
          </table:table-cell>
          <table:table-cell office:value-type="float" office:value="20.172" calcext:value-type="float">
            <text:p>20,172</text:p>
          </table:table-cell>
          <table:table-cell office:value-type="float" office:value="21.9352" calcext:value-type="float">
            <text:p>21,9352</text:p>
          </table:table-cell>
          <table:table-cell table:formula="of:=[.G13]/MAX([.$G$6:.$G$14])" office:value-type="percentage" office:value="1" calcext:value-type="percentage">
            <text:p>100,00%</text:p>
          </table:table-cell>
          <table:table-cell table:formula="of:=ROUND([.G13]/[.F13];4)" office:value-type="float" office:value="3362" calcext:value-type="float">
            <text:p>3362</text:p>
          </table:table-cell>
        </table:table-row>
        <table:table-row table:style-name="ro5">
          <table:table-cell/>
          <table:table-cell office:value-type="string" calcext:value-type="string">
            <text:p>data_VRPTW_160_10_5_10.gpr</text:p>
          </table:table-cell>
          <table:table-cell office:value-type="float" office:value="160" calcext:value-type="float">
            <text:p>160</text:p>
          </table:table-cell>
          <table:table-cell office:value-type="float" office:value="2815" calcext:value-type="float">
            <text:p>2815</text:p>
          </table:table-cell>
          <table:table-cell office:value-type="float" office:value="682640" calcext:value-type="float">
            <text:p>682640</text:p>
          </table:table-cell>
          <table:table-cell table:formula="of:=ROUND([.D14]/[.E14];3)" office:value-type="percentage" office:value="0.004" calcext:value-type="percentage">
            <text:p>0,40%</text:p>
          </table:table-cell>
          <table:table-cell office:value-type="float" office:value="12.0065" calcext:value-type="float">
            <text:p>12,0065</text:p>
          </table:table-cell>
          <table:table-cell office:value-type="float" office:value="13.2201" calcext:value-type="float">
            <text:p>13,2201</text:p>
          </table:table-cell>
          <table:table-cell table:formula="of:=[.G14]/MAX([.$G$6:.$G$14])" office:value-type="percentage" office:value="0.595206226452508" calcext:value-type="percentage">
            <text:p>59,52%</text:p>
          </table:table-cell>
          <table:table-cell table:formula="of:=ROUND([.G14]/[.F14];4)" office:value-type="float" office:value="3001.625" calcext:value-type="float">
            <text:p>3001,625</text:p>
          </table:table-cell>
        </table:table-row>
        <table:table-row table:style-name="ro1">
          <table:table-cell/>
          <table:table-cell table:style-name="ce5"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1:44:24.40245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2:08:42.620176499</meta:creation-date>
    <dc:date>2015-03-25T13:14:34.116369100</dc:date>
    <meta:editing-duration>PT53M55S</meta:editing-duration>
    <meta:editing-cycles>5</meta:editing-cycles>
    <meta:generator>LibreOffice/4.4.1.2$Linux_X86_64 LibreOffice_project/40m0$Build-2</meta:generator>
    <meta:document-statistic meta:table-count="1" meta:cell-count="91" meta:object-count="0"/>
  </office:meta>
</office:document-meta>
</file>